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fo:font-weight="bold" officeooo:rsid="001b59b9" style:font-size-asian="12.25pt" style:font-weight-asian="bold" style:font-size-complex="14pt" style:font-weight-complex="bold"/>
    </style:style>
    <style:style style:name="P3" style:family="paragraph" style:parent-style-name="Standard">
      <style:text-properties fo:font-size="13pt" officeooo:rsid="001b59b9" officeooo:paragraph-rsid="001b59b9" style:font-size-asian="11.3500003814697pt" style:font-size-complex="13pt"/>
    </style:style>
    <style:style style:name="P4" style:family="paragraph" style:parent-style-name="Standard">
      <style:text-properties fo:font-size="13pt" officeooo:rsid="002157a5" officeooo:paragraph-rsid="002157a5" style:font-size-asian="11.3500003814697pt" style:font-size-complex="13pt"/>
    </style:style>
    <style:style style:name="P5" style:family="paragraph" style:parent-style-name="Standard">
      <style:text-properties fo:font-size="13pt" fo:font-weight="normal" officeooo:rsid="0026006a" officeooo:paragraph-rsid="0026006a" style:font-size-asian="11.3500003814697pt" style:font-weight-asian="normal" style:font-size-complex="13pt" style:font-weight-complex="normal"/>
    </style:style>
    <style:style style:name="P6" style:family="paragraph" style:parent-style-name="Standard">
      <style:text-properties fo:font-size="13pt" fo:font-weight="bold" officeooo:rsid="001b59b9" officeooo:paragraph-rsid="001b59b9" style:font-size-asian="11.3500003814697pt" style:font-weight-asian="bold" style:font-size-complex="13pt" style:font-weight-complex="bold"/>
    </style:style>
    <style:style style:name="P7" style:family="paragraph" style:parent-style-name="Standard">
      <style:text-properties fo:font-size="13pt" fo:font-weight="normal" officeooo:rsid="0027523d" officeooo:paragraph-rsid="0027523d" style:font-size-asian="11.3500003814697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bold" officeooo:rsid="001b59b9" style:font-weight-asian="bold" style:font-weight-complex="bold"/>
    </style:style>
    <style:style style:name="T3" style:family="text">
      <style:text-properties fo:font-weight="bold" officeooo:rsid="002450f1"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c8421" style:font-weight-asian="normal" style:font-weight-complex="normal"/>
    </style:style>
    <style:style style:name="T6" style:family="text">
      <style:text-properties fo:font-weight="normal" officeooo:rsid="0021ac86" style:font-weight-asian="normal" style:font-weight-complex="normal"/>
    </style:style>
    <style:style style:name="T7" style:family="text">
      <style:text-properties fo:font-weight="normal" officeooo:rsid="0025d139" style:font-weight-asian="normal" style:font-weight-complex="normal"/>
    </style:style>
    <style:style style:name="T8" style:family="text">
      <style:text-properties fo:font-weight="normal" officeooo:rsid="0026006a" style:font-weight-asian="normal" style:font-weight-complex="normal"/>
    </style:style>
    <style:style style:name="T9" style:family="text">
      <style:text-properties fo:font-weight="normal" officeooo:rsid="002a4c8e" style:font-weight-asian="normal" style:font-weight-complex="normal"/>
    </style:style>
    <style:style style:name="T10" style:family="text">
      <style:text-properties fo:font-weight="normal" officeooo:rsid="002b726f" style:font-weight-asian="normal" style:font-weight-complex="normal"/>
    </style:style>
    <style:style style:name="T11" style:family="text">
      <style:text-properties officeooo:rsid="00294cd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2">Test plan </text:span><text:span text:style-name="T3">2</text:span></text:p>
      <text:p text:style-name="P2"/>
      <text:p text:style-name="P3"><text:span text:style-name="T1">Name: </text:span><text:span text:style-name="T7">Decoder</text:span><text:span text:style-name="T4"> </text:span><text:span text:style-name="T8">function </text:span><text:span text:style-name="T4">test</text:span></text:p>
      <text:p text:style-name="P6"/>
      <text:p text:style-name="P6">Rationale:</text:p>
      <text:p text:style-name="P5">This test is coducted using the Mocha and Chai testing framework. This test is for testing the decode function in the Morse Code interpreter app, this function takes in a L/S motion data string and outputs the corresponding letter, or null if there is no matching letter. Therefore, we choose to use the expect API to check if the function is outputing the correct letter. The way this test works is: using expect, we give the decoder function a input L/S motion data string and the morse code table we use to decode, then we give the expect API the correct ouput. Then when we run the test, it will check if the function is returning the given expect value, if so the test passed otherwise, it will fail. In order to make sure the test is not just passing regardless, we also give some wrong expect values to see if the test fails, this way, we are ensured that the test is functioning correctly.</text:p>
      <text:p text:style-name="P6"/>
      <text:p text:style-name="P3"><text:span text:style-name="T1">Set ups: </text:span><text:span text:style-name="T5">Refer to “Test setup procedure”</text:span></text:p>
      <text:p text:style-name="P6"/>
      <text:p text:style-name="P6">Test procedures:</text:p>
      <text:p text:style-name="P7">This test is designed to have 6 independent test cases. <text:span text:style-name="T11">T</text:span>o perform this test, we need to export the decoder function as well as the morse code table in the “app.js” file, so the test file can access this function and use the morse code table to perform the decoding process. <text:span text:style-name="T11">The test cases are in the “testD.js” file, each of them is in a ‘it’ and they are grouped by a ‘describe’. The ‘expect’ API is used in all cases, for test case 1 and 2, we are giving the decoder the morse code of A and Z, which are SL and LLSS correspondingly, and expect them to be A and Z, so they both should pass if the decoder works correctly. Test case 4 is to test if the function can return ‘null’, so we give it a input string ‘LLLL’ that does not match any morse code in the table, and expect it to return ‘null’, it should also pass if the function is correct. Test case 5 and 6 are for special cases, case 5 has input string that is not made up by L &amp; S, and test case 6 is given an empty input string. Both of them we expect to get ‘null’, and they should pass, this is not how the decoder function should work because it should handle invalid input, but when we put it in the program, it would never get these types of inputs, so these testsare just for this unit testing. Test 3 is a special case where it checks if the testing working fine, just in case of it always pass, we give it the morse code string of A: ‘SL’ and expect it to return B. This should not pass if the function is correct, so if it fails, we can ensure that the test is not just passing all tests regardless. After all the above procedures, we can run this test using the mocha command in the terminal, and the test will run correctly.</text:span></text:p>
      <text:p text:style-name="P6"/>
      <text:p text:style-name="P6">Expected results:</text:p>
      <text:p text:style-name="P4"><text:span text:style-name="T4">The expected results for </text:span><text:span text:style-name="T6">test </text:span><text:span text:style-name="T4">case </text:span><text:span text:style-name="T6">1, </text:span><text:span text:style-name="T9">2, </text:span><text:span text:style-name="T10">4, 5</text:span><text:span text:style-name="T6"> and </text:span><text:span text:style-name="T10">6</text:span><text:span text:style-name="T4"> </text:span><text:span text:style-name="T10">should be</text:span><text:span text:style-name="T4"> pass, because </text:span><text:span text:style-name="T6">we are expecting the correct value. However, test case </text:span><text:span text:style-name="T10">3</text:span><text:span text:style-name="T6"> should fail, because we are expecting the opposite of the correct val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11:31:46.223007613</meta:creation-date>
    <dc:date>2017-05-16T12:25:31.583876318</dc:date>
    <meta:editing-duration>PT25M11S</meta:editing-duration>
    <meta:editing-cycles>5</meta:editing-cycles>
    <meta:generator>LibreOffice/5.1.6.2$Linux_X86_64 LibreOffice_project/10m0$Build-2</meta:generator>
    <meta:document-statistic meta:table-count="0" meta:image-count="0" meta:object-count="0" meta:page-count="1" meta:paragraph-count="9" meta:word-count="560" meta:character-count="2924" meta:non-whitespace-character-count="2368"/>
  </office:meta>
</office:document-meta>
</file>